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1111" draw:textarea-horizontal-align="justify" draw:textarea-vertical-align="middle" draw:auto-grow-height="false" fo:min-height="3.611cm" fo:min-width="2.201cm"/>
    </style:style>
    <style:style style:name="gr2" style:family="graphic" style:parent-style-name="standard">
      <style:graphic-properties draw:stroke="solid" svg:stroke-width="0.212cm" svg:stroke-color="#eeeeee" draw:marker-start-width="0.518cm" draw:marker-end-width="0.518cm" draw:fill-color="#eeeeee" draw:textarea-horizontal-align="justify" draw:textarea-vertical-align="middle" draw:auto-grow-height="false" fo:min-height="2.713cm" fo:min-width="1.326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draw:stroke="none" draw:fill-color="#ff0000" draw:auto-grow-height="false" fo:min-height="0.059cm" fo:min-width="0.172cm" fo:wrap-option="wrap"/>
    </style:style>
    <style:style style:name="gr4" style:family="graphic" style:parent-style-name="standard">
      <style:graphic-properties draw:stroke="none" draw:fill-color="#111111" draw:textarea-horizontal-align="justify" draw:textarea-vertical-align="middle" draw:auto-grow-height="false" fo:min-height="3.611cm" fo:min-width="2.199cm"/>
    </style:style>
    <style:style style:name="gr5" style:family="graphic" style:parent-style-name="standard">
      <style:graphic-properties draw:stroke="solid" svg:stroke-width="0.212cm" svg:stroke-color="#eeeeee" draw:marker-start-width="0.518cm" draw:marker-end-width="0.518cm" draw:fill-color="#eeeeee" draw:textarea-horizontal-align="justify" draw:textarea-vertical-align="middle" draw:auto-grow-height="false" fo:min-height="2.713cm" fo:min-width="1.327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none" draw:fill-color="#ff0000" draw:auto-grow-height="false" fo:min-height="0.059cm" fo:min-width="0.171cm" fo:wrap-option="wrap"/>
    </style:style>
    <style:style style:name="gr7" style:family="graphic" style:parent-style-name="standard">
      <style:graphic-properties draw:stroke="none" draw:fill-color="#111111" draw:textarea-horizontal-align="justify" draw:textarea-vertical-align="middle" draw:auto-grow-height="false" fo:min-height="3.611cm" fo:min-width="2.2cm"/>
    </style:style>
    <style:style style:name="gr8" style:family="graphic" style:parent-style-name="standard">
      <style:graphic-properties draw:stroke="solid" svg:stroke-width="0.212cm" svg:stroke-color="#eeeeee" draw:marker-start-width="0.518cm" draw:marker-end-width="0.518cm" draw:fill-color="#eeeeee" draw:textarea-horizontal-align="justify" draw:textarea-vertical-align="middle" draw:auto-grow-height="false" fo:min-height="2.713cm" fo:min-width="1.325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draw:stroke="none" draw:fill-color="#111111" draw:textarea-horizontal-align="justify" draw:textarea-vertical-align="middle" draw:auto-grow-height="false" fo:min-height="3.611cm" fo:min-width="2.198cm"/>
    </style:style>
    <style:style style:name="gr10" style:family="graphic" style:parent-style-name="standard">
      <style:graphic-properties draw:stroke="none" draw:fill-color="#111111" draw:textarea-horizontal-align="justify" draw:textarea-vertical-align="middle" draw:auto-grow-height="false" fo:min-height="3.611cm" fo:min-width="2.202cm"/>
    </style:style>
    <style:style style:name="gr11" style:family="graphic" style:parent-style-name="standard">
      <style:graphic-properties draw:stroke="solid" svg:stroke-width="0.212cm" svg:stroke-color="#eeeeee" draw:marker-start-width="0.518cm" draw:marker-end-width="0.518cm" draw:fill-color="#eeeeee" draw:textarea-horizontal-align="justify" draw:textarea-vertical-align="middle" draw:auto-grow-height="false" fo:min-height="2.713cm" fo:min-width="1.324cm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>
      <style:graphic-properties draw:stroke="none" draw:fill-color="#000000" draw:auto-grow-height="false" fo:min-height="0.056cm" fo:min-width="0.165cm" fo:wrap-option="wrap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000000" draw:auto-grow-height="false" fo:min-height="0.056cm" fo:min-width="0.164cm" fo:wrap-option="wrap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0.226cm" fo:min-width="0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068cm" fo:min-width="0.453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067cm" fo:min-width="0.453cm"/>
    </style:style>
    <style:style style:name="P1" style:family="paragraph">
      <loext:graphic-properties draw:fill-color="#111111"/>
      <style:paragraph-properties fo:text-align="center"/>
      <style:text-properties style:font-name="Consolas" fo:font-size="28pt" fo:font-weight="bold"/>
    </style:style>
    <style:style style:name="P2" style:family="paragraph">
      <style:paragraph-properties fo:text-align="center" style:writing-mode="lr-tb"/>
      <style:text-properties style:font-name="Consolas" fo:font-size="28pt" fo:font-weight="bold"/>
    </style:style>
    <style:style style:name="P3" style:family="paragraph">
      <loext:graphic-properties draw:fill-color="#eeeeee"/>
      <style:paragraph-properties fo:text-align="center" style:writing-mode="lr-tb"/>
      <style:text-properties style:font-name="Consolas" fo:font-size="28pt" fo:font-weight="bold"/>
    </style:style>
    <style:style style:name="P4" style:family="paragraph">
      <loext:graphic-properties draw:fill-color="#ff0000"/>
      <style:text-properties style:font-name="Consolas" fo:font-size="28pt" fo:font-weight="bold"/>
    </style:style>
    <style:style style:name="P5" style:family="paragraph">
      <loext:graphic-properties draw:fill-color="#000000"/>
      <style:text-properties fo:font-size="28pt"/>
    </style:style>
    <style:style style:name="P6" style:family="paragraph">
      <loext:graphic-properties draw:fill-color="#000000"/>
      <style:paragraph-properties fo:text-align="center"/>
      <style:text-properties fo:font-size="28pt"/>
    </style:style>
    <style:style style:name="P7" style:family="paragraph">
      <loext:graphic-properties draw:fill-color="#ff0000"/>
      <style:paragraph-properties fo:text-align="center"/>
      <style:text-properties fo:font-size="28pt"/>
    </style:style>
    <style:style style:name="T1" style:family="text">
      <style:text-properties style:font-name="Consolas" fo:font-size="2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01cm" svg:height="3.861cm" svg:x="2.596cm" svg:y="11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2.898cm" svg:y="11.756cm">
              <text:p text:style-name="P2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4.062cm" svg:y="11.75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2.898cm" svg:y="13.99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2.039cm" svg:height="3.175cm" svg:x="0.301cm" svg:y="0.33cm">
              <text:p text:style-name="P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1.466cm" svg:y="0.33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0.301cm" svg:y="2.565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3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0.302cm" svg:y="4.136cm">
              <text:p text:style-name="P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1.467cm" svg:y="4.13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0.299cm" svg:y="6.37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7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2.039cm" svg:height="3.175cm" svg:x="0.301cm" svg:y="7.946cm">
              <text:p text:style-name="P2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1.466cm" svg:y="7.94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0.301cm" svg:y="10.18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11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2.039cm" svg:height="3.175cm" svg:x="0.301cm" svg:y="11.756cm">
              <text:p text:style-name="P2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1.466cm" svg:y="11.75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0.301cm" svg:y="13.99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7" draw:text-style-name="P1" draw:layer="layout" svg:width="2.7cm" svg:height="3.861cm" svg:x="2.596cm" svg:y="7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2.898cm" svg:y="7.946cm">
              <text:p text:style-name="P2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4.062cm" svg:y="7.94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2.895cm" svg:y="10.18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1" draw:text-style-name="P1" draw:layer="layout" svg:width="2.701cm" svg:height="3.861cm" svg:x="2.596cm" svg:y="3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2.898cm" svg:y="4.136cm">
              <text:p text:style-name="P2"><text:span text:style-name="T1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4.063cm" svg:y="4.13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2.898cm" svg:y="6.37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0.302cm" svg:y="15.554cm">
              <text:p text:style-name="P2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1.467cm" svg:y="15.554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0.299cm" svg:y="17.789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4" draw:text-style-name="P1" draw:layer="layout" svg:width="2.699cm" svg:height="3.861cm" svg:x="0cm" svg:y="19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3" draw:layer="layout" svg:width="2.039cm" svg:height="3.175cm" svg:x="0.301cm" svg:y="19.376cm">
              <text:p text:style-name="P2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1.466cm" svg:y="19.37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0.301cm" svg:y="21.61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9" draw:text-style-name="P1" draw:layer="layout" svg:width="2.698cm" svg:height="3.861cm" svg:x="0cm" svg:y="22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0.301cm" svg:y="23.186cm">
              <text:p text:style-name="P2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1.466cm" svg:y="23.186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0.298cm" svg:y="25.421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1" draw:text-style-name="P1" draw:layer="layout" svg:width="2.701cm" svg:height="3.861cm" svg:x="2.59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2.899cm" svg:y="0.33cm">
              <text:p text:style-name="P2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4.063cm" svg:y="0.33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2.896cm" svg:y="2.565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1" draw:text-style-name="P1" draw:layer="layout" svg:width="2.701cm" svg:height="3.861cm" svg:x="2.596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2.899cm" svg:y="15.554cm">
              <text:p text:style-name="P2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73cm" svg:height="0.952cm" svg:x="4.063cm" svg:y="15.554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6" draw:text-style-name="P4" draw:layer="layout" svg:width="0.873cm" svg:height="0.952cm" svg:x="2.896cm" svg:y="17.789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1" draw:text-style-name="P1" draw:layer="layout" svg:width="2.701cm" svg:height="3.861cm" svg:x="2.596cm" svg:y="19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2.898cm" svg:y="19.389cm">
              <text:p text:style-name="P2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0.874cm" svg:height="0.952cm" svg:x="4.062cm" svg:y="19.389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  <draw:custom-shape draw:style-name="gr3" draw:text-style-name="P4" draw:layer="layout" svg:width="0.874cm" svg:height="0.952cm" svg:x="2.898cm" svg:y="21.624cm">
              <text:p/>
  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custom-shape draw:style-name="gr7" draw:text-style-name="P1" draw:layer="layout" svg:width="2.7cm" svg:height="3.861cm" svg:x="7.856cm" svg:y="11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8.158cm" svg:y="11.765cm">
              <text:p text:style-name="P2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0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5.563cm" svg:y="0.339cm">
              <text:p text:style-name="P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3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5.564cm" svg:y="4.145cm">
              <text:p text:style-name="P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7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5.563cm" svg:y="7.955cm">
              <text:p text:style-name="P2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11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5.563cm" svg:y="11.765cm">
              <text:p text:style-name="P2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2.699cm" svg:height="3.861cm" svg:x="7.856cm" svg:y="7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8.158cm" svg:y="7.955cm">
              <text:p text:style-name="P2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7.856cm" svg:y="3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8.158cm" svg:y="4.145cm">
              <text:p text:style-name="P2"><text:span text:style-name="T1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15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5.564cm" svg:y="15.563cm">
              <text:p text:style-name="P2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5.258cm" svg:y="19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5.563cm" svg:y="19.385cm">
              <text:p text:style-name="P2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2.701cm" svg:height="3.861cm" svg:x="5.258cm" svg:y="22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5.563cm" svg:y="23.195cm">
              <text:p text:style-name="P2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7.856cm" svg:y="0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8.159cm" svg:y="0.339cm">
              <text:p text:style-name="P2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7.856cm" svg:y="15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8.159cm" svg:y="15.563cm">
              <text:p text:style-name="P2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7.856cm" svg:y="19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8.158cm" svg:y="19.398cm">
              <text:p text:style-name="P2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2" draw:text-style-name="P5" draw:layer="layout" svg:width="0.865cm" svg:height="0.945cm" svg:x="5.513cm" svg:y="2.27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5.517cm" svg:y="3.22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5.513cm" svg:y="6.07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5.517cm" svg:y="7.02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5.513cm" svg:y="13.69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5.517cm" svg:y="14.64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4" draw:text-style-name="P5" draw:layer="layout" svg:width="0.864cm" svg:height="0.945cm" svg:x="5.541cm" svg:y="9.89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3cm" svg:height="0.315cm" svg:x="5.542cm" svg:y="10.84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4" draw:text-style-name="P5" draw:layer="layout" svg:width="0.864cm" svg:height="0.945cm" svg:x="5.555cm" svg:y="17.50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3cm" svg:height="0.315cm" svg:x="5.556cm" svg:y="18.45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5.513cm" svg:y="21.31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5.517cm" svg:y="22.26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5.513cm" svg:y="25.13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5.517cm" svg:y="26.08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cm" svg:y="2.27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04cm" svg:y="3.22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12cm" svg:y="6.08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16cm" svg:y="7.03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12cm" svg:y="9.89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16cm" svg:y="10.84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12cm" svg:y="13.69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16cm" svg:y="14.64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12cm" svg:y="17.507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16cm" svg:y="18.454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8.1cm" svg:y="21.328cm">
            <text:p/>
            <draw:enhanced-geometry svg:viewBox="0 0 21600 21600" draw:mirror-horizontal="true" draw:mirror-vertical="tru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8.104cm" svg:y="22.275cm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0.67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0.36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4.48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4.17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8.29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7.98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12.10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11.79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15.93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15.613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19.72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19.41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6.824cm" svg:y="23.53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6.828cm" svg:y="23.22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0.67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0.36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4.48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4.17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8.29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7.98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12.10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11.79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15.91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15.60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2" draw:text-style-name="P5" draw:layer="layout" svg:width="0.865cm" svg:height="0.945cm" svg:x="9.374cm" svg:y="19.729cm">
            <text:p/>
            <draw:enhanced-geometry svg:viewBox="0 0 21600 21600" draw:mirror-horizontal="tru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3" draw:text-style-name="P6" draw:layer="layout" svg:width="0.864cm" svg:height="0.315cm" svg:x="9.378cm" svg:y="19.412cm">
            <text:p/>
            <draw:enhanced-geometry svg:viewBox="0 0 21600 21600" draw:mirror-horizontal="false" draw:mirror-vertical="true" draw:glue-points="10800 0 5400 10800 10800 21600 16200 10800" draw:text-areas="5400 10800 16200 21600" draw:type="flowchart-extract" draw:enhanced-path="M 10800 0 L 21600 21600 0 21600 10800 0 Z N"/>
          </draw:custom-shape>
        </draw:g>
        <draw:g>
          <draw:custom-shape draw:style-name="gr10" draw:text-style-name="P1" draw:layer="layout" svg:width="2.702cm" svg:height="3.861cm" svg:x="13.106cm" svg:y="11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3.409cm" svg:y="11.765cm">
              <text:p text:style-name="P2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0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0.812cm" svg:y="0.339cm">
              <text:p text:style-name="P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3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0.813cm" svg:y="4.145cm">
              <text:p text:style-name="P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7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0.812cm" svg:y="7.955cm">
              <text:p text:style-name="P2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11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0.812cm" svg:y="11.765cm">
              <text:p text:style-name="P2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2.701cm" svg:height="3.861cm" svg:x="13.106cm" svg:y="7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3.409cm" svg:y="7.955cm">
              <text:p text:style-name="P2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3.106cm" svg:y="3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3.409cm" svg:y="4.145cm">
              <text:p text:style-name="P2"><text:span text:style-name="T1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15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0.813cm" svg:y="15.563cm">
              <text:p text:style-name="P2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0.51cm" svg:y="19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0.812cm" svg:y="19.385cm">
              <text:p text:style-name="P2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2.699cm" svg:height="3.861cm" svg:x="10.51cm" svg:y="22.8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0.812cm" svg:y="23.195cm">
              <text:p text:style-name="P2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3.106cm" svg:y="0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3.41cm" svg:y="0.339cm">
              <text:p text:style-name="P2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3.106cm" svg:y="15.2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3.41cm" svg:y="15.563cm">
              <text:p text:style-name="P2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3.106cm" svg:y="19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3.409cm" svg:y="19.398cm">
              <text:p text:style-name="P2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8.353cm" svg:y="11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8.656cm" svg:y="11.756cm">
              <text:p text:style-name="P2"><text:span text:style-name="T1">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6.059cm" svg:y="0.33cm">
              <text:p text:style-name="P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3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6.06cm" svg:y="4.136cm">
              <text:p text:style-name="P2"><text:span text:style-name="T1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7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6.059cm" svg:y="7.946cm">
              <text:p text:style-name="P2"><text:span text:style-name="T1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11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6.059cm" svg:y="11.756cm">
              <text:p text:style-name="P2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2.701cm" svg:height="3.861cm" svg:x="18.353cm" svg:y="7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8.656cm" svg:y="7.946cm">
              <text:p text:style-name="P2"><text:span text:style-name="T1">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8.353cm" svg:y="3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8.656cm" svg:y="4.136cm">
              <text:p text:style-name="P2"><text:span text:style-name="T1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6.06cm" svg:y="15.554cm">
              <text:p text:style-name="P2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2.7cm" svg:height="3.861cm" svg:x="15.757cm" svg:y="19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038cm" svg:height="3.175cm" svg:x="16.059cm" svg:y="19.376cm">
              <text:p text:style-name="P2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2.699cm" svg:height="3.861cm" svg:x="15.757cm" svg:y="22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6.059cm" svg:y="23.186cm">
              <text:p text:style-name="P2"><text:span text:style-name="T1">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8.35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8.657cm" svg:y="0.33cm">
              <text:p text:style-name="P2"><text:span text:style-name="T1">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8.353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3" draw:layer="layout" svg:width="2.036cm" svg:height="3.175cm" svg:x="18.657cm" svg:y="15.554cm">
              <text:p text:style-name="P2"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2.702cm" svg:height="3.861cm" svg:x="18.353cm" svg:y="19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3" draw:layer="layout" svg:width="2.037cm" svg:height="3.175cm" svg:x="18.656cm" svg:y="19.389cm">
              <text:p text:style-name="P2"><text:span text:style-name="T1">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5" draw:text-style-name="P7" draw:layer="layout" svg:width="0.953cm" svg:height="0.952cm" svg:x="11.947cm" svg:y="0.3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8cm" svg:y="4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9cm" svg:y="7.9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5cm" svg:y="7.9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7cm" svg:y="11.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8cm" svg:y="15.5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9cm" svg:y="19.3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1.947cm" svg:y="23.1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38cm" svg:y="0.3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39cm" svg:y="4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4cm" svg:y="7.9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38cm" svg:y="11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38cm" svg:y="15.5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4.538cm" svg:y="19.3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2cm" svg:y="2.5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3cm" svg:y="6.3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4cm" svg:y="10.2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5cm" svg:y="14.0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6cm" svg:y="17.8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7cm" svg:y="21.6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0.848cm" svg:y="25.4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2.5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6.3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10.2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14.0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17.8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0.953cm" svg:height="0.952cm" svg:x="13.382cm" svg:y="21.6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6" draw:text-style-name="P6" draw:layer="layout" svg:width="0.953cm" svg:height="0.318cm" svg:x="17.192cm" svg:y="0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1.2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4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5.0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12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12.6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15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16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15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16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23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24.1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19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20.3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7.192cm" svg:y="8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7.51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0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1.2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4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5.0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8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12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12.6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15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16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9.771cm" svg:y="19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20.089cm 20.3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6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10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11.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14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18.1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18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2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22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6.062cm" svg:y="25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6.38cm 2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6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7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10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11.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14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18.1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18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6" draw:layer="layout" svg:width="0.953cm" svg:height="0.318cm" svg:x="18.653cm" svg:y="2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953cm" svg:height="0.317cm" draw:transform="rotate (1.5707963267949) translate (18.971cm 22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8T11:52:45.604714230</meta:creation-date>
    <dc:date>2022-11-19T15:53:57.488490838</dc:date>
    <meta:editing-duration>PT5H41M41S</meta:editing-duration>
    <meta:editing-cycles>23</meta:editing-cycles>
    <meta:generator>LibreOffice/7.3.7.2$Linux_X86_64 LibreOffice_project/30$Build-2</meta:generator>
    <meta:document-statistic meta:object-count="420"/>
  </office:meta>
</office:document-meta>
</file>